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9035in"/>
    </style:style>
    <style:style style:name="co2" style:family="table-column">
      <style:table-column-properties fo:break-before="auto" style:column-width="0.85in"/>
    </style:style>
    <style:style style:name="co3" style:family="table-column">
      <style:table-column-properties fo:break-before="auto" style:column-width="0.8717in"/>
    </style:style>
    <style:style style:name="co4" style:family="table-column">
      <style:table-column-properties fo:break-before="auto" style:column-width="0.8181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7646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3.0909in"/>
    </style:style>
    <style:style style:name="co9" style:family="table-column">
      <style:table-column-properties fo:break-before="auto" style:column-width="0.4638in"/>
    </style:style>
    <style:style style:name="co10" style:family="table-column">
      <style:table-column-properties fo:break-before="auto" style:column-width="2.0654in"/>
    </style:style>
    <style:style style:name="co11" style:family="table-column">
      <style:table-column-properties fo:break-before="auto" style:column-width="2.1634in"/>
    </style:style>
    <style:style style:name="co12" style:family="table-column">
      <style:table-column-properties fo:break-before="auto" style:column-width="1.3181in"/>
    </style:style>
    <style:style style:name="co13" style:family="table-column">
      <style:table-column-properties fo:break-before="auto" style:column-width="1.6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ir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ri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sepal_length</text:p>
          </table:table-cell>
          <table:table-cell office:value-type="string" calcext:value-type="string">
            <text:p>sepal_width</text:p>
          </table:table-cell>
          <table:table-cell office:value-type="string" calcext:value-type="string">
            <text:p>petal_length</text:p>
          </table:table-cell>
          <table:table-cell office:value-type="string" calcext:value-type="string">
            <text:p>petal_width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petal_are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6" calcext:value-type="float">
            <text:p>0.2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8" calcext:value-type="float">
            <text:p>0.28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office:value-type="float" office:value="0.68" calcext:value-type="float">
            <text:p>0.68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8" calcext:value-type="float">
            <text:p>0.28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3" calcext:value-type="float">
            <text:p>0.3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32" calcext:value-type="float">
            <text:p>0.32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office:value-type="float" office:value="0.14" calcext:value-type="float">
            <text:p>0.14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office:value-type="float" office:value="0.11" calcext:value-type="float">
            <text:p>0.1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office:value-type="float" office:value="0.52" calcext:value-type="float">
            <text:p>0.52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office:value-type="float" office:value="0.42" calcext:value-type="float">
            <text:p>0.42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office:value-type="float" office:value="0.51" calcext:value-type="float">
            <text:p>0.5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etosa</text:p>
          </table:table-cell>
          <table:table-cell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38" calcext:value-type="float">
            <text:p>0.3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office:value-type="float" office:value="0.64" calcext:value-type="float">
            <text:p>0.64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office:value-type="float" office:value="0.6" calcext:value-type="float">
            <text:p>0.6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4" calcext:value-type="float">
            <text:p>0.24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setosa</text:p>
          </table:table-cell>
          <table:table-cell office:value-type="float" office:value="0.15" calcext:value-type="float">
            <text:p>0.15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office:value-type="float" office:value="0.39" calcext:value-type="float">
            <text:p>0.39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6" calcext:value-type="float">
            <text:p>0.2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setosa</text:p>
          </table:table-cell>
          <table:table-cell office:value-type="float" office:value="0.96" calcext:value-type="float">
            <text:p>0.96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setosa</text:p>
          </table:table-cell>
          <table:table-cell office:value-type="float" office:value="0.76" calcext:value-type="float">
            <text:p>0.76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setosa</text:p>
          </table:table-cell>
          <table:table-cell office:value-type="float" office:value="0.42" calcext:value-type="float">
            <text:p>0.42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32" calcext:value-type="float">
            <text:p>0.32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tosa</text:p>
          </table:table-cell>
          <table:table-cell office:value-type="float" office:value="0.28" calcext:value-type="float">
            <text:p>0.2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office:value-type="float" office:value="6.58" calcext:value-type="float">
            <text:p>6.58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office:value-type="float" office:value="6.75" calcext:value-type="float">
            <text:p>6.75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office:value-type="float" office:value="7.35" calcext:value-type="float">
            <text:p>7.35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office:value-type="float" office:value="6.9" calcext:value-type="float">
            <text:p>6.9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office:value-type="float" office:value="5.85" calcext:value-type="float">
            <text:p>5.85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versicolor</text:p>
          </table:table-cell>
          <table:table-cell office:value-type="float" office:value="7.52" calcext:value-type="float">
            <text:p>7.52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office:value-type="float" office:value="5.98" calcext:value-type="float">
            <text:p>5.98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office:value-type="float" office:value="5.46" calcext:value-type="float">
            <text:p>5.4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office:value-type="float" office:value="6.3" calcext:value-type="float">
            <text:p>6.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office:value-type="float" office:value="6.58" calcext:value-type="float">
            <text:p>6.58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office:value-type="float" office:value="6.16" calcext:value-type="float">
            <text:p>6.16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office:value-type="float" office:value="6.75" calcext:value-type="float">
            <text:p>6.75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office:value-type="float" office:value="4.1" calcext:value-type="float">
            <text:p>4.1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office:value-type="float" office:value="6.75" calcext:value-type="float">
            <text:p>6.75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ersicolor</text:p>
          </table:table-cell>
          <table:table-cell office:value-type="float" office:value="4.29" calcext:value-type="float">
            <text:p>4.29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ersicolor</text:p>
          </table:table-cell>
          <table:table-cell office:value-type="float" office:value="8.64" calcext:value-type="float">
            <text:p>8.64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office:value-type="float" office:value="7.35" calcext:value-type="float">
            <text:p>7.35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office:value-type="float" office:value="5.64" calcext:value-type="float">
            <text:p>5.64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office:value-type="float" office:value="5.59" calcext:value-type="float">
            <text:p>5.59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office:value-type="float" office:value="6.16" calcext:value-type="float">
            <text:p>6.16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office:value-type="float" office:value="6.72" calcext:value-type="float">
            <text:p>6.72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versicolor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office:value-type="float" office:value="6.75" calcext:value-type="float">
            <text:p>6.75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office:value-type="float" office:value="3.5" calcext:value-type="float">
            <text:p>3.5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ersicolor</text:p>
          </table:table-cell>
          <table:table-cell office:value-type="float" office:value="4.18" calcext:value-type="float">
            <text:p>4.18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office:value-type="float" office:value="3.7" calcext:value-type="float">
            <text:p>3.7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office:value-type="float" office:value="4.68" calcext:value-type="float">
            <text:p>4.6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versicolor</text:p>
          </table:table-cell>
          <table:table-cell office:value-type="float" office:value="8.16" calcext:value-type="float">
            <text:p>8.16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office:value-type="float" office:value="6.75" calcext:value-type="float">
            <text:p>6.7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versicolor</text:p>
          </table:table-cell>
          <table:table-cell office:value-type="float" office:value="7.2" calcext:value-type="float">
            <text:p>7.2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ersicolor</text:p>
          </table:table-cell>
          <table:table-cell office:value-type="float" office:value="7.05" calcext:value-type="float">
            <text:p>7.05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office:value-type="float" office:value="5.33" calcext:value-type="float">
            <text:p>5.33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office:value-type="float" office:value="5.2" calcext:value-type="float">
            <text:p>5.2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office:value-type="float" office:value="5.28" calcext:value-type="float">
            <text:p>5.28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ersicolor</text:p>
          </table:table-cell>
          <table:table-cell office:value-type="float" office:value="6.44" calcext:value-type="float">
            <text:p>6.44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office:value-type="float" office:value="4.8" calcext:value-type="float">
            <text:p>4.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sicolor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office:value-type="float" office:value="5.46" calcext:value-type="float">
            <text:p>5.46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ersicolor</text:p>
          </table:table-cell>
          <table:table-cell office:value-type="float" office:value="5.04" calcext:value-type="float">
            <text:p>5.04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office:value-type="float" office:value="5.46" calcext:value-type="float">
            <text:p>5.46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office:value-type="float" office:value="5.59" calcext:value-type="float">
            <text:p>5.59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versicolor</text:p>
          </table:table-cell>
          <table:table-cell office:value-type="float" office:value="3.3" calcext:value-type="float">
            <text:p>3.3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versicolor</text:p>
          </table:table-cell>
          <table:table-cell office:value-type="float" office:value="5.33" calcext:value-type="float">
            <text:p>5.33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irginica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office:value-type="float" office:value="9.69" calcext:value-type="float">
            <text:p>9.69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office:value-type="float" office:value="12.39" calcext:value-type="float">
            <text:p>12.39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office:value-type="float" office:value="10.08" calcext:value-type="float">
            <text:p>10.08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virginica</text:p>
          </table:table-cell>
          <table:table-cell office:value-type="float" office:value="12.76" calcext:value-type="float">
            <text:p>12.76</text:p>
          </table:table-cell>
          <table:table-cell table:number-columns-repeated="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office:value-type="float" office:value="13.86" calcext:value-type="float">
            <text:p>13.86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virginica</text:p>
          </table:table-cell>
          <table:table-cell office:value-type="float" office:value="7.65" calcext:value-type="float">
            <text:p>7.65</text:p>
          </table:table-cell>
          <table:table-cell table:number-columns-repeated="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office:value-type="float" office:value="11.34" calcext:value-type="float">
            <text:p>11.34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office:value-type="float" office:value="10.44" calcext:value-type="float">
            <text:p>10.44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irginica</text:p>
          </table:table-cell>
          <table:table-cell office:value-type="float" office:value="15.25" calcext:value-type="float">
            <text:p>15.25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office:value-type="float" office:value="10.2" calcext:value-type="float">
            <text:p>10.2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office:value-type="float" office:value="10.07" calcext:value-type="float">
            <text:p>10.07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office:value-type="float" office:value="11.55" calcext:value-type="float">
            <text:p>11.55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virginica</text:p>
          </table:table-cell>
          <table:table-cell office:value-type="float" office:value="12.24" calcext:value-type="float">
            <text:p>12.24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office:value-type="float" office:value="12.19" calcext:value-type="float">
            <text:p>12.19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office:value-type="float" office:value="9.9" calcext:value-type="float">
            <text:p>9.9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virginica</text:p>
          </table:table-cell>
          <table:table-cell office:value-type="float" office:value="14.74" calcext:value-type="float">
            <text:p>14.74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office:value-type="float" office:value="15.87" calcext:value-type="float">
            <text:p>15.8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irginica</text:p>
          </table:table-cell>
          <table:table-cell office:value-type="float" office:value="7.5" calcext:value-type="float">
            <text:p>7.5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office:value-type="float" office:value="13.11" calcext:value-type="float">
            <text:p>13.11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office:value-type="float" office:value="9.8" calcext:value-type="float">
            <text:p>9.8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office:value-type="float" office:value="13.4" calcext:value-type="float">
            <text:p>13.4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office:value-type="float" office:value="8.82" calcext:value-type="float">
            <text:p>8.82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office:value-type="float" office:value="11.97" calcext:value-type="float">
            <text:p>11.97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office:value-type="float" office:value="10.8" calcext:value-type="float">
            <text:p>10.8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office:value-type="float" office:value="8.64" calcext:value-type="float">
            <text:p>8.64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office:value-type="float" office:value="8.82" calcext:value-type="float">
            <text:p>8.82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office:value-type="float" office:value="11.76" calcext:value-type="float">
            <text:p>11.76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virginica</text:p>
          </table:table-cell>
          <table:table-cell office:value-type="float" office:value="9.28" calcext:value-type="float">
            <text:p>9.28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office:value-type="float" office:value="11.59" calcext:value-type="float">
            <text:p>11.59</text:p>
          </table:table-cell>
          <table:table-cell table:number-columns-repeated="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office:value-type="float" office:value="12.8" calcext:value-type="float">
            <text:p>12.8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virginica</text:p>
          </table:table-cell>
          <table:table-cell office:value-type="float" office:value="12.32" calcext:value-type="float">
            <text:p>12.32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virginica</text:p>
          </table:table-cell>
          <table:table-cell office:value-type="float" office:value="7.65" calcext:value-type="float">
            <text:p>7.65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virginica</text:p>
          </table:table-cell>
          <table:table-cell office:value-type="float" office:value="7.84" calcext:value-type="float">
            <text:p>7.84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office:value-type="float" office:value="14.03" calcext:value-type="float">
            <text:p>14.03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virginica</text:p>
          </table:table-cell>
          <table:table-cell office:value-type="float" office:value="13.44" calcext:value-type="float">
            <text:p>13.44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office:value-type="float" office:value="9.9" calcext:value-type="float">
            <text:p>9.9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office:value-type="float" office:value="8.64" calcext:value-type="float">
            <text:p>8.64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virginica</text:p>
          </table:table-cell>
          <table:table-cell office:value-type="float" office:value="11.34" calcext:value-type="float">
            <text:p>11.34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virginica</text:p>
          </table:table-cell>
          <table:table-cell office:value-type="float" office:value="13.44" calcext:value-type="float">
            <text:p>13.44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office:value-type="float" office:value="11.73" calcext:value-type="float">
            <text:p>11.73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office:value-type="float" office:value="9.69" calcext:value-type="float">
            <text:p>9.69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office:value-type="float" office:value="13.57" calcext:value-type="float">
            <text:p>13.57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virginica</text:p>
          </table:table-cell>
          <table:table-cell office:value-type="float" office:value="14.25" calcext:value-type="float">
            <text:p>14.25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office:value-type="float" office:value="11.96" calcext:value-type="float">
            <text:p>11.96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virginica</text:p>
          </table:table-cell>
          <table:table-cell office:value-type="float" office:value="9.5" calcext:value-type="float">
            <text:p>9.5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rginica</text:p>
          </table:table-cell>
          <table:table-cell office:value-type="float" office:value="10.4" calcext:value-type="float">
            <text:p>10.4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virginica</text:p>
          </table:table-cell>
          <table:table-cell office:value-type="float" office:value="12.42" calcext:value-type="float">
            <text:p>12.42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virginica</text:p>
          </table:table-cell>
          <table:table-cell office:value-type="float" office:value="9.18" calcext:value-type="float">
            <text:p>9.18</text:p>
          </table:table-cell>
          <table:table-cell table:number-columns-repeated="3"/>
        </table:table-row>
        <table:table-row table:style-name="ro1" table:number-rows-repeated="1048424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istribution of Each Species" table:style-name="ta2">
        <office:forms form:automatic-focus="false" form:apply-design-mode="false"/>
        <table:shapes>
          <draw:frame draw:z-index="0" draw:style-name="gr1" draw:text-style-name="P1" svg:width="6.2984in" svg:height="3.5398in" svg:x="4.2732in" svg:y="1.6051in">
            <draw:object draw:notify-on-update-of-ranges="'Distribution of Each Species'.A1:'Distribution of Each Species'.A1 'Distribution of Each Species'.A2:'Distribution of Each Species'.A4 'Distribution of Each Species'.B1:'Distribution of Each Species'.B1 'Distribution of Each Species'.B2:'Distribution of Each Species'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Distribution Of Each Species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Setosa</text:p>
          </table:table-cell>
          <table:table-cell table:style-name="ce1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string" calcext:value-type="string">
            <text:p>Versicolor</text:p>
          </table:table-cell>
          <table:table-cell table:style-name="ce1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" office:value-type="string" calcext:value-type="string">
            <text:p>Virginica</text:p>
          </table:table-cell>
          <table:table-cell table:style-name="ce1" office:value-type="float" office:value="50" calcext:value-type="float">
            <text:p>50</text:p>
          </table:table-cell>
          <table:table-cell/>
        </table:table-row>
        <table:table-row table:style-name="ro1" table:number-rows-repeated="26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hrough this graph, we can see that in this sample, there are equal amounts of the three diverse species mentioned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50 for each of them.</text:p>
          </table:table-cell>
        </table:table-row>
      </table:table>
      <table:table table:name="Average Sepal Length of Each Species" table:style-name="ta2">
        <office:forms form:automatic-focus="false" form:apply-design-mode="false"/>
        <table:shapes>
          <draw:frame draw:z-index="0" draw:style-name="gr1" draw:text-style-name="P1" svg:width="6.2988in" svg:height="3.5429in" svg:x="4.6343in" svg:y="0.5626in">
            <draw:object draw:notify-on-update-of-ranges="'Average Sepal Length of Each Species'.A1:'Average Sepal Length of Each Species'.A1 'Average Sepal Length of Each Species'.A2:'Average Sepal Length of Each Species'.A4 'Average Sepal Length of Each Species'.B1:'Average Sepal Length of Each Species'.B1 'Average Sepal Length of Each Species'.B2:'Average Sepal Length of Each Species'.B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2" table:default-cell-style-name="Default"/>
        <table:table-column table:style-name="co13" table:default-cell-style-name="Default"/>
        <table:table-column table:style-name="co7" table:number-columns-repeated="3" table:default-cell-style-name="Default"/>
        <table:table-row table:style-name="ro1">
          <table:table-cell table:style-name="ce1" office:value-type="string" calcext:value-type="string">
            <text:p>Average Sepal Length of Each Species</text:p>
          </table:table-cell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Setosa</text:p>
          </table:table-cell>
          <table:table-cell table:style-name="ce1" office:value-type="float" office:value="5.006" calcext:value-type="float">
            <text:p>5.00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ersicolor</text:p>
          </table:table-cell>
          <table:table-cell table:style-name="ce1" office:value-type="float" office:value="5.936" calcext:value-type="float">
            <text:p>5.93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irginica</text:p>
          </table:table-cell>
          <table:table-cell table:style-name="ce1" office:value-type="float" office:value="6.588" calcext:value-type="float">
            <text:p>6.588</text:p>
          </table:table-cell>
          <table:table-cell table:number-columns-repeated="3"/>
        </table:table-row>
        <table:table-row table:style-name="ro1" table:number-rows-repeated="20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In this graph, one can see the average sepal length for each species, organized by highest length 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 lowest length. From this we can see that the Virginica has the highest average length.</text:p>
          </table:table-cell>
        </table:table-row>
      </table:table>
      <table:table table:name="Sheet4" table:style-name="ta2">
        <office:forms form:automatic-focus="false" form:apply-design-mode="false"/>
        <table:shapes>
          <draw:frame draw:z-index="0" draw:style-name="gr1" draw:text-style-name="P1" svg:width="6.3in" svg:height="3.5398in" svg:x="4.3307in" svg:y="0.3661in">
            <draw:object draw:notify-on-update-of-ranges="Sheet4.A1:Sheet4.A1 Sheet4.A2:Sheet4.A4 Sheet4.B1:Sheet4.B1 Sheet4.B2:Sheet4.B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7" table:number-columns-repeated="6" table:default-cell-style-name="Default"/>
        <table:table-row table:style-name="ro1">
          <table:table-cell table:style-name="ce1" office:value-type="string" calcext:value-type="string">
            <text:p>Largest Petal Area of Each Species</text:p>
          </table:table-cell>
          <table:table-cell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Setosa</text:p>
          </table:table-cell>
          <table:table-cell table:style-name="ce1" office:value-type="float" office:value="0.96" calcext:value-type="float">
            <text:p>0.96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ersicolor</text:p>
          </table:table-cell>
          <table:table-cell table:style-name="ce1" office:value-type="float" office:value="8.64" calcext:value-type="float">
            <text:p>8.64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irginica</text:p>
          </table:table-cell>
          <table:table-cell table:style-name="ce1" office:value-type="float" office:value="15.87" calcext:value-type="float">
            <text:p>15.87</text:p>
          </table:table-cell>
          <table:table-cell table:number-columns-repeated="4"/>
        </table:table-row>
        <table:table-row table:style-name="ro1" table:number-rows-repeated="19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In this graph, we can see the difference in petal area of each species from lowest to highest.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Virginica is the largest petal area, which correlates to the average sepal length of the species, as wel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s seen from the previous graph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3P0"/>
    </number:number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 loext:blank-width-char="-1">-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ris" style:display-name="PageStyle_iris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language>en-US</dc:language>
    <meta:editing-cycles>1</meta:editing-cycles>
    <meta:editing-duration>PT8M4S</meta:editing-duration>
    <meta:generator>LibreOffice/25.8.3.2$Windows_X86_64 LibreOffice_project/8ca8d55c161d602844f5428fa4b58097424e324e</meta:generator>
    <dc:date>2025-12-16T11:43:32.599297500</dc:date>
    <meta:document-statistic meta:table-count="4" meta:cell-count="934" meta:object-count="3"/>
    <meta:user-defined meta:name="AppVersion">15.000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2cm" xlink:href=".." xlink:type="simple" chart:class="chart:circle" chart:style-name="ch1">
        <chart:legend chart:legend-position="end" svg:x="13.656cm" svg:y="3.699cm" style:legend-expansion="high" chart:style-name="ch2"/>
        <chart:plot-area chart:style-name="ch3" svg:x="2.512cm" svg:y="0.468cm" svg:width="8.291cm" svg:height="8.292cm">
          <chart:coordinate-region svg:x="2.509cm" svg:y="0.469cm" svg:width="8.298cm" svg:height="8.291cm"/>
          <chart:axis chart:dimension="x" chart:name="primary-x" chart:style-name="ch4" chartooo:axis-type="auto">
            <chartooo:date-scale/>
            <chart:categories table:cell-range-address="'Distribution of Each Species'.A2:'Distribution of Each Species'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istribution of Each Species'.B2:'Distribution of Each Species'.B4" chart:label-cell-address="'Distribution of Each Species'.B1:'Distribution of Each Species'.B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Distribution of Each Species'.B1:'Distribution of Each Speci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tosa</text:p>
                <draw:g>
                  <svg:desc>'Distribution of Each Species'.A2:'Distribution of Each Species'.A4</svg:desc>
                </draw:g>
              </table:table-cell>
              <table:table-cell office:value-type="float" office:value="50">
                <text:p>50</text:p>
                <draw:g>
                  <svg:desc>'Distribution of Each Species'.B2:'Distribution of Each Species'.B4</svg:desc>
                </draw:g>
              </table:table-cell>
            </table:table-row>
            <table:table-row>
              <table:table-cell office:value-type="string">
                <text:p>Versicolor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Virginica</text:p>
              </table:table-cell>
              <table:table-cell office:value-type="float" office:value="50">
                <text:p>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75cm" svg:y="0.315cm" chart:style-name="ch2">
          <text:p>Average Sepal Length for each species</text:p>
        </chart:title>
        <chart:plot-area chart:style-name="ch3" svg:x="0.32cm" svg:y="1.288cm" svg:width="15.36cm" svg:height="7.532cm">
          <chart:coordinate-region svg:x="2.159cm" svg:y="1.288cm" svg:width="13.42cm" svg:height="6.885cm"/>
          <chart:axis chart:dimension="x" chart:name="primary-x" chart:style-name="ch4" chartooo:axis-type="auto">
            <chartooo:date-scale/>
            <chart:categories table:cell-range-address="'Average Sepal Length of Each Species'.A2:'Average Sepal Length of Each Species'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Average Sepal Length of Each Species'.B2:'Average Sepal Length of Each Species'.B4" chart:label-cell-address="'Average Sepal Length of Each Species'.B1:'Average Sepal Length of Each Species'.B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Average Sepal Length of Each Species'.B1:'Average Sepal Length of Each Species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tosa</text:p>
                <draw:g>
                  <svg:desc>'Average Sepal Length of Each Species'.A2:'Average Sepal Length of Each Species'.A4</svg:desc>
                </draw:g>
              </table:table-cell>
              <table:table-cell office:value-type="float" office:value="5.006">
                <text:p>5.006</text:p>
                <draw:g>
                  <svg:desc>'Average Sepal Length of Each Species'.B2:'Average Sepal Length of Each Species'.B4</svg:desc>
                </draw:g>
              </table:table-cell>
            </table:table-row>
            <table:table-row>
              <table:table-cell office:value-type="string">
                <text:p>Versicolor</text:p>
              </table:table-cell>
              <table:table-cell office:value-type="float" office:value="5.936">
                <text:p>5.936</text:p>
              </table:table-cell>
            </table:table-row>
            <table:table-row>
              <table:table-cell office:value-type="string">
                <text:p>Virginica</text:p>
              </table:table-cell>
              <table:table-cell office:value-type="float" office:value="6.588">
                <text:p>6.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3cm" svg:height="8.992cm" xlink:href=".." xlink:type="simple" chart:class="chart:bar" chart:style-name="ch1">
        <chart:title svg:x="6cm" svg:y="0.314cm" chart:style-name="ch2">
          <text:p>Largest Petal Area</text:p>
        </chart:title>
        <chart:plot-area chart:style-name="ch3" svg:x="0.32cm" svg:y="1.286cm" svg:width="15.363cm" svg:height="7.527cm">
          <chart:coordinate-region svg:x="0.968cm" svg:y="1.485cm" svg:width="14.715cm" svg:height="6.681cm"/>
          <chart:axis chart:dimension="x" chart:name="primary-x" chart:style-name="ch4" chartooo:axis-type="auto">
            <chartooo:date-scale/>
            <chart:categories table:cell-range-address="Sheet4.A2:Sheet4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4.B2:Sheet4.B4" chart:label-cell-address="Sheet4.B1:Sheet4.B1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4.B1:Sheet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tosa</text:p>
                <draw:g>
                  <svg:desc>Sheet4.A2:Sheet4.A4</svg:desc>
                </draw:g>
              </table:table-cell>
              <table:table-cell office:value-type="float" office:value="0.96">
                <text:p>0.96</text:p>
                <draw:g>
                  <svg:desc>Sheet4.B2:Sheet4.B4</svg:desc>
                </draw:g>
              </table:table-cell>
            </table:table-row>
            <table:table-row>
              <table:table-cell office:value-type="string">
                <text:p>Versicolor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string">
                <text:p>Virginica</text:p>
              </table:table-cell>
              <table:table-cell office:value-type="float" office:value="15.87">
                <text:p>15.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3.2$Windows_X86_64 LibreOffice_project/8ca8d55c161d602844f5428fa4b58097424e324e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